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style:text-properties fo:font-weight="bold" style:font-weight-asian="bold" style:font-weight-complex="bold"/>
    </style:style>
    <style:style style:name="P2" style:parent-style-name="Normale" style:family="paragraph">
      <style:text-properties fo:font-weight="bold" style:font-weight-asian="bold" style:font-weight-complex="bold"/>
    </style:style>
    <style:style style:name="T3" style:parent-style-name="Car.predefinitoparagrafo" style:family="text">
      <style:text-properties fo:font-weight="bold" style:font-weight-asian="bold" style:font-weight-complex="bold"/>
    </style:style>
    <style:style style:name="T4" style:parent-style-name="Car.predefinitoparagrafo" style:family="text">
      <style:text-properties fo:font-weight="bold" style:font-weight-asian="bold" style:font-weight-complex="bold"/>
    </style:style>
    <style:style style:name="T5" style:parent-style-name="Car.predefinitoparagrafo" style:family="text">
      <style:text-properties fo:font-weight="bold" style:font-weight-asian="bold" style:font-weight-complex="bold"/>
    </style:style>
    <style:style style:name="T6" style:parent-style-name="Car.predefinitoparagrafo" style:family="text">
      <style:text-properties fo:font-weight="bold" style:font-weight-asian="bold" style:font-weight-complex="bold"/>
    </style:style>
    <style:style style:name="T7" style:parent-style-name="Car.predefinitoparagrafo" style:family="text">
      <style:text-properties fo:font-weight="bold" style:font-weight-asian="bold" style:font-weight-complex="bold"/>
    </style:style>
    <style:style style:name="P8" style:parent-style-name="Normale" style:family="paragraph">
      <style:text-properties fo:font-weight="bold" style:font-weight-asian="bold" style:font-weight-complex="bold"/>
    </style:style>
    <style:style style:name="P9" style:parent-style-name="Paragrafoelenco" style:list-style-name="LFO1" style:family="paragraph"/>
    <style:style style:name="P10" style:parent-style-name="Paragrafoelenco" style:list-style-name="LFO1" style:family="paragraph"/>
    <style:style style:name="P11" style:parent-style-name="Paragrafoelenco" style:list-style-name="LFO1" style:family="paragraph"/>
    <style:style style:name="P12" style:parent-style-name="Paragrafoelenco" style:list-style-name="LFO1" style:family="paragraph"/>
    <style:style style:name="P13" style:parent-style-name="Paragrafoelenco" style:list-style-name="LFO1" style:family="paragraph"/>
    <style:style style:name="P14" style:parent-style-name="Normale" style:family="paragraph">
      <style:text-properties fo:font-weight="bold" style:font-weight-asian="bold" style:font-weight-complex="bold"/>
    </style:style>
  </office:automatic-styles>
  <office:body>
    <office:text text:use-soft-page-breaks="true">
      <text:p text:style-name="P1">Riunione 09-12</text:p>
      <text:p text:style-name="Normale">L’informazione luogo è strutturata in provincia, comune.<text:line-break/>Ci sono alcune informazioni con stati esteri, ma generalmente non dovrebbero esserci.<text:line-break/>Gli stati esteri sono stringhe, non sono trattati come entità.<text:line-break/>Se viene inserito nel toponimo o intestazione cracovia in comune estero appare lo stato.<text:line-break/>Rispetto a xml inviato xml del sia potrebbe essere diverso.<text:line-break/>Si proverà in futuro ad avere un file json.<text:line-break/></text:p>
      <text:p text:style-name="P2">Modellazione</text:p>
      <text:p text:style-name="Normale">Cambio da CorporateBody a juridicalPerson, la ragione è che corporateBody, sembra qualcosa di privato, invece in legalStatus abbiamo pubblico, privato e ente di culto.<text:line-break/>E’ stata aggiunta una classe NaturalPerson, proprio per differenziare tra persona fisica e persona giuridica.<text:line-break/>NaturalPerson estende Person, si ereditano da person cose come nome, cognome, data di nascita, etc… Poi sono stati aggiunti degli attributi specifici del dominio, ad esempio pseudonimo, patrioticName. Spesso nel dominio si parla di persone vissute nel passato, mentre nelle ontologie nazionali, tendenzialmente si parla di persone attualmente in vita.<text:line-break/>Nei tracciati SIA ci sono molti attributi che cambiano nel tempo (es. titoloNobiliare), mappati tramite un pattern, degli attributi che variano nel tempo; resterà modellato così perché gli attributi che cambiano nel tempo non sono una lista chiusa.</text:p>
      <text:p text:style-name="Normale">Può essere effettuata la domanda :<text:s/><text:span text:style-name="T3">titoli nobiliari nel tempo di quella persona?</text:span><text:span text:style-name="T4"><text:line-break/></text:span>Non sembra essere necessario rispondere a una domanda del genere tramite query.</text:p>
      <text:p text:style-name="Normale">La qualifica della persona assume valori come : studente, agricoltore, bracciante.<text:line-break/>La qualifica resta il dubbio se ci sia nella mappatura, ma la professione c’è sicuramente.</text:p>
      <text:p text:style-name="Normale">COV per organizzazioni sia pubbliche che private CPV per persone.</text:p>
      <text:p text:style-name="Normale">Dentro CPV c’è il concetto di family.</text:p>
      <text:p text:style-name="Normale">Anche i luoghi hanno il tempo? Esempio: residenza di una persona che cambia nel tempo.</text:p>
      <text:p text:style-name="Normale">E’ previsto nei dati che tutto fosse mappato nel tempo.<text:line-break/>Bisogna prevedere sia la modellazione con l’attributo nel tempo sia la modellazione senza il tempo.</text:p>
      <text:p text:style-name="Normale">Condizione Giuridica può cambiare nel tempo, se una persona giuridica da pubblica diventa privata è imporatante sapere quando ciò accade.<text:line-break/>Se un’organizzazione passa da privata a pubblica l’organizzazione diventa un’altra cosa, assume un’altra forma giuridica.<text:line-break/>Esempio, la croce rossa è rimasta la stessa organizzazione anche se è stata privatizzata.</text:p>
      <text:p text:style-name="Normale">Nella modellazione è stata inserita la giurisdizione, che non è un luogo spaziale, ma è un’organizzazione che ha un’autorità in un luogo generico.<text:line-break/>Indispensabile se si riuscisse ad integrare l’atlante.<text:line-break/>Ed e’ collegato al profilo istituzionale nel tempo, è stata inserita la sede, in cui ad ora non c’è la dimensione temporale. La sede è un oggetto spaziale.</text:p>
      <text:p text:style-name="Normale"><text:span text:style-name="T5">Nel SIA le date sono normalizzate :<text:s/></text:span>aaaa-mm-dd, è prevista sia la forma estesa che la forma abbreviata. Le due forme possibili sono o con o senza trattino: aaa mm dd. Perlopiù arriveranno con il -, il SIA allo stato attuale importa solo date con “-“, per accogliere lo standard ISO delle date senza trattino nell’importazione sono accettate, ma quando escono dal SIA hanno il trattino.</text:p>
      <text:soft-page-break/>
      <text:p text:style-name="Normale"><text:span text:style-name="T6">Sono presenti dei dati esportati da SIA?</text:span><text:span text:style-name="T7"><text:line-break/></text:span>No.<text:line-break/></text:p>
      <text:p text:style-name="Normale">Proviamo a fare le mappature sulle date che non sono normalizzate per ora.<text:line-break/>Per ora sono previste anche date in stringhe.</text:p>
      <text:p text:style-name="P8">Domande</text:p>
      <text:list text:style-name="LFO1" text:continue-numbering="true">
        <text:list-item>
          <text:p text:style-name="P9">Patrimonio, etc…<text:line-break/>Sono paragrafi di descrizione del soggetto conservatore. Il patrimonio è la descrizione testuale del patrimonio conservato dal soggetto (tutto).<text:line-break/>Politiche di gestione acquisizione attaccata all’agente e si trova poi anche la modalità di acquisizione. Nelle politiche di acquisizione si parla di tutto ciò che ha acquisito il soggetto, è una descrizione (l’archivio accetta il deposito da parte di persone …), nelle modalità di acquisizione ci si riferisce al singolo complesso. La modalità di acquisizione probabilmente va messo in Involvment, mentre le politiche di acquisizione stringa potrebbero andare in agentRole.</text:p>
        </text:list-item>
        <text:list-item>
          <text:p text:style-name="P10">Cenni storici : Da quanto esiste l’agente, che funzioni aveva quando è nato. In teoria è un campo che serve solo nel caso del soggettoConservatore. Per cenni storici intendiamo la storia testuale.</text:p>
        </text:list-item>
        <text:list-item>
          <text:p text:style-name="P11">TipologiaEnte: a volte coincide con il profilo istituzionale inteso come entità, ma non sempre.<text:line-break/>E’ del tutto indipendente dal complesso archivistico? Sì, è in quanto ente non in quanto soggetto conservatore. Ci sono vocabolari che danno tipologia dell’ente in base alla facoltà, per i privati c’è ATECO. Sarebbe più da fare come riconciliazione. Si potrebbero usare vocabolari nazionali, poi SCOS degli Archivi e poi riconciliare. Sono presenti in dati archivi nazionale.--- Capire se mapparlo su legalStatus o su ActivityType.</text:p>
        </text:list-item>
        <text:list-item>
          <text:p text:style-name="P12">Relazione_Tema è il tematismo, sono i vecchi portali tematici (portale architetti, imprese). Hanno già un’uri, che sarà però necessariamente modificato, perché beni culturali viene soppresso. E’ agganciato sicuramente al complesso archivistico, ma nel SIA tutti gli agenti sono classifiedBy il tematismo. Non sono assimilabili a quelli di Cultural-ON. Dovrebbe essere agganciato a qualsiasi cosa. In l0 c’è topic.</text:p>
        </text:list-item>
        <text:list-item>
          <text:p text:style-name="P13">legalName è più un’intestazione, non un profilo istituzionale. Es : tribunale di Ragusa, il profilo istituzionale è tribunale. L’intestazione è importante? Sì perché ci sono delle regole relative ad essa. Volendogli dare valore a livello di dominio è necessario metterla come proprietà. Poi il valore dell’intestazione diventa anche il valore di rdfs:label, ma abbiamo anche una proprietà intestazione, potrebbe chiamarsi authorityName.</text:p>
        </text:list-item>
      </text:list>
      <text:p text:style-name="P14"/>
      <text:p text:style-name="Normale">L’involvment serve per dichiarare delle specifiche sulla relazione con le risorse.</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style:font-name-complex="Times New Roman" fo:color="#272727" fo:hyphenate="false"/>
    </style:style>
    <style:style style:name="Normale" style:display-name="Normale" style:family="paragraph">
      <style:paragraph-properties fo:line-height="106%"/>
      <style:text-properties style:font-name="Aptos" style:font-name-asian="Aptos" style:font-name-complex="Times New Roman" style:letter-kerning="true"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style:font-name-complex="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font-weight="normal" style:font-weight-asian="norma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icol Alesi - nicol.alesi@studio.unibo.it</meta:initial-creator>
    <dc:creator>Nicol Alesi - nicol.alesi@studio.unibo.it</dc:creator>
    <meta:creation-date>2024-12-09T15:37:00Z</meta:creation-date>
    <dc:date>2024-12-09T15:38:00Z</dc:date>
    <meta:template xlink:href="Normal" xlink:type="simple"/>
    <meta:editing-cycles>1</meta:editing-cycles>
    <meta:editing-duration>PT60S</meta:editing-duration>
    <meta:document-statistic meta:page-count="2" meta:paragraph-count="11" meta:word-count="829" meta:character-count="5545" meta:row-count="39" meta:non-whitespace-character-count="4727"/>
  </office:meta>
</office:document-meta>
</file>